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figurat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JndiConnectionFactory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getJndi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JndiProvi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JndiConnection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load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JmsConfiguration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Configuration.setAuthenticationServiceName( String authentication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Process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Keystore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AuthenticationService( Object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JndiInitialContextFactory( String jndiInitialContex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getAuthentication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ProcessorName( String process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setJndiProviderUrl( String jndiProvider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sa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Configuration.setRootDir( String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KeystoreManager( Object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figuration.setKeystoreManagerName( String keystoreMana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figuration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